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09"/>
    <style:style style:name="ce3" style:family="table-cell" style:parent-style-name="Default" style:data-style-name="N110"/>
    <style:style style:name="ce4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4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row table:style-name="ro1">
          <table:table-cell/>
          <table:table-cell table:style-name="Default" table:number-columns-repeated="7"/>
          <table:table-cell/>
          <table:table-cell table:style-name="Default"/>
        </table:table-row>
        <table:table-row table:style-name="ro2">
          <table:table-cell/>
          <table:table-cell table:style-name="Default" office:value-type="string">
            <text:p>r=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7"/>
          <table:table-cell>
            <draw:frame table:end-cell-address="Sheet1.Q23" table:end-x="0.265cm" table:end-y="0.207cm" draw:z-index="0" draw:style-name="gr1" draw:text-style-name="P1" svg:width="16.991cm" svg:height="9.419cm" svg:x="1.339cm" svg:y="0.26cm">
              <draw:object draw:notify-on-update-of-ranges="Sheet1.G4:Sheet1.G4 Sheet1.G5:Sheet1.G15 Sheet1.H4:Sheet1.H4 Sheet1.H5:Sheet1.H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</table:table-row>
        <table:table-row table:style-name="ro3">
          <table:table-cell/>
          <table:table-cell table:style-name="Default" office:value-type="string">
            <text:p>x</text:p>
          </table:table-cell>
          <table:table-cell table:style-name="Default" office:value-type="string">
            <text:p>r^2 – x^2</text:p>
          </table:table-cell>
          <table:table-cell table:style-name="Default" office:value-type="string">
            <text:p>diff of y contra</text:p>
            <text:p>prev</text:p>
          </table:table-cell>
          <table:table-cell table:style-name="Default" office:value-type="string">
            <text:p>y=sqrt()</text:p>
          </table:table-cell>
          <table:table-cell table:style-name="Default" office:value-type="string">
            <text:p>diff of y contra</text:p>
            <text:p>prev</text:p>
          </table:table-cell>
          <table:table-cell table:formula="of:=[.B4]" office:value-type="string" office:string-value="x">
            <text:p>x</text:p>
          </table:table-cell>
          <table:table-cell table:style-name="ce4" office:value-type="string">
            <text:p>x + y</text:p>
          </table:table-cell>
          <table:table-cell table:style-name="ce4" table:formula="of:=[.B4]" office:value-type="string" office:string-value="x">
            <text:p>x</text:p>
          </table:table-cell>
          <table:table-cell table:style-name="ce4" table:formula="of:=[.E4]" office:value-type="string" office:string-value="y=sqrt()">
            <text:p>y=sqrt()</text:p>
          </table:table-cell>
        </table:table-row>
        <table:table-row table:style-name="ro1">
          <table:table-cell/>
          <table:table-cell office:value-type="float" office:value="0">
            <text:p>0.0</text:p>
          </table:table-cell>
          <table:table-cell table:formula="of:=POWER([.$C$2];2)-POWER([.B5];2)" office:value-type="float" office:value="1">
            <text:p>1.000</text:p>
          </table:table-cell>
          <table:table-cell/>
          <table:table-cell table:formula="of:=SQRT([.C5])" office:value-type="float" office:value="1">
            <text:p>1.0000</text:p>
          </table:table-cell>
          <table:table-cell table:style-name="ce3"/>
          <table:table-cell table:formula="of:=[.B5]" office:value-type="float" office:value="0">
            <text:p>0</text:p>
          </table:table-cell>
          <table:table-cell table:formula="of:=[.I5]+[.J5]" office:value-type="float" office:value="1">
            <text:p>1.0000</text:p>
          </table:table-cell>
          <table:table-cell table:formula="of:=[.B5]" office:value-type="float" office:value="0">
            <text:p>0</text:p>
          </table:table-cell>
          <table:table-cell table:formula="of:=[.E5]" office:value-type="float" office:value="1">
            <text:p>1.0000</text:p>
          </table:table-cell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POWER([.$C$2];2)-POWER([.B6];2)" office:value-type="float" office:value="0.99">
            <text:p>0.990</text:p>
          </table:table-cell>
          <table:table-cell table:formula="of:=[.C6]-[.C5]" office:value-type="float" office:value="-0.01">
            <text:p>-0.010</text:p>
          </table:table-cell>
          <table:table-cell table:formula="of:=SQRT([.C6])" office:value-type="float" office:value="0.99498743710662">
            <text:p>0.9950</text:p>
          </table:table-cell>
          <table:table-cell table:formula="of:=[.E6]-[.E5]" office:value-type="float" office:value="-0.00501256289338004">
            <text:p>-0.005</text:p>
          </table:table-cell>
          <table:table-cell table:formula="of:=[.B6]" office:value-type="float" office:value="0.1">
            <text:p>0.1</text:p>
          </table:table-cell>
          <table:table-cell table:formula="of:=[.I6]+[.J6]" office:value-type="float" office:value="1.09498743710662">
            <text:p>1.0950</text:p>
          </table:table-cell>
          <table:table-cell table:formula="of:=[.B6]" office:value-type="float" office:value="0.1">
            <text:p>0.1</text:p>
          </table:table-cell>
          <table:table-cell table:formula="of:=[.E6]" office:value-type="float" office:value="0.99498743710662">
            <text:p>0.9950</text:p>
          </table:table-cell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POWER([.$C$2];2)-POWER([.B7];2)" office:value-type="float" office:value="0.96">
            <text:p>0.960</text:p>
          </table:table-cell>
          <table:table-cell table:formula="of:=[.C7]-[.C6]" office:value-type="float" office:value="-0.03">
            <text:p>-0.030</text:p>
          </table:table-cell>
          <table:table-cell table:formula="of:=SQRT([.C7])" office:value-type="float" office:value="0.979795897113271">
            <text:p>0.9798</text:p>
          </table:table-cell>
          <table:table-cell table:formula="of:=[.E7]-[.E6]" office:value-type="float" office:value="-0.0151915399933488">
            <text:p>-0.015</text:p>
          </table:table-cell>
          <table:table-cell table:formula="of:=[.B7]" office:value-type="float" office:value="0.2">
            <text:p>0.2</text:p>
          </table:table-cell>
          <table:table-cell table:formula="of:=[.I7]+[.J7]" office:value-type="float" office:value="1.17979589711327">
            <text:p>1.1798</text:p>
          </table:table-cell>
          <table:table-cell table:formula="of:=[.B7]" office:value-type="float" office:value="0.2">
            <text:p>0.2</text:p>
          </table:table-cell>
          <table:table-cell table:formula="of:=[.E7]" office:value-type="float" office:value="0.979795897113271">
            <text:p>0.9798</text:p>
          </table:table-cell>
        </table:table-row>
        <table:table-row table:style-name="ro1">
          <table:table-cell/>
          <table:table-cell office:value-type="float" office:value="0.3">
            <text:p>0.3</text:p>
          </table:table-cell>
          <table:table-cell table:formula="of:=POWER([.$C$2];2)-POWER([.B8];2)" office:value-type="float" office:value="0.91">
            <text:p>0.910</text:p>
          </table:table-cell>
          <table:table-cell table:formula="of:=[.C8]-[.C7]" office:value-type="float" office:value="-0.05">
            <text:p>-0.050</text:p>
          </table:table-cell>
          <table:table-cell table:formula="of:=SQRT([.C8])" office:value-type="float" office:value="0.953939201416946">
            <text:p>0.9539</text:p>
          </table:table-cell>
          <table:table-cell table:formula="of:=[.E8]-[.E7]" office:value-type="float" office:value="-0.0258566956963255">
            <text:p>-0.026</text:p>
          </table:table-cell>
          <table:table-cell table:formula="of:=[.B8]" office:value-type="float" office:value="0.3">
            <text:p>0.3</text:p>
          </table:table-cell>
          <table:table-cell table:formula="of:=[.I8]+[.J8]" office:value-type="float" office:value="1.25393920141695">
            <text:p>1.2539</text:p>
          </table:table-cell>
          <table:table-cell table:formula="of:=[.B8]" office:value-type="float" office:value="0.3">
            <text:p>0.3</text:p>
          </table:table-cell>
          <table:table-cell table:formula="of:=[.E8]" office:value-type="float" office:value="0.953939201416946">
            <text:p>0.9539</text:p>
          </table:table-cell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POWER([.$C$2];2)-POWER([.B9];2)" office:value-type="float" office:value="0.84">
            <text:p>0.840</text:p>
          </table:table-cell>
          <table:table-cell table:formula="of:=[.C9]-[.C8]" office:value-type="float" office:value="-0.07">
            <text:p>-0.070</text:p>
          </table:table-cell>
          <table:table-cell table:formula="of:=SQRT([.C9])" office:value-type="float" office:value="0.916515138991168">
            <text:p>0.9165</text:p>
          </table:table-cell>
          <table:table-cell table:formula="of:=[.E9]-[.E8]" office:value-type="float" office:value="-0.0374240624257777">
            <text:p>-0.037</text:p>
          </table:table-cell>
          <table:table-cell table:formula="of:=[.B9]" office:value-type="float" office:value="0.4">
            <text:p>0.4</text:p>
          </table:table-cell>
          <table:table-cell table:formula="of:=[.I9]+[.J9]" office:value-type="float" office:value="1.31651513899117">
            <text:p>1.3165</text:p>
          </table:table-cell>
          <table:table-cell table:formula="of:=[.B9]" office:value-type="float" office:value="0.4">
            <text:p>0.4</text:p>
          </table:table-cell>
          <table:table-cell table:formula="of:=[.E9]" office:value-type="float" office:value="0.916515138991168">
            <text:p>0.9165</text:p>
          </table:table-cell>
        </table:table-row>
        <table:table-row table:style-name="ro1">
          <table:table-cell/>
          <table:table-cell office:value-type="float" office:value="0.5">
            <text:p>0.5</text:p>
          </table:table-cell>
          <table:table-cell table:formula="of:=POWER([.$C$2];2)-POWER([.B10];2)" office:value-type="float" office:value="0.75">
            <text:p>0.750</text:p>
          </table:table-cell>
          <table:table-cell table:formula="of:=[.C10]-[.C9]" office:value-type="float" office:value="-0.09">
            <text:p>-0.090</text:p>
          </table:table-cell>
          <table:table-cell table:formula="of:=SQRT([.C10])" office:value-type="float" office:value="0.866025403784439">
            <text:p>0.8660</text:p>
          </table:table-cell>
          <table:table-cell table:formula="of:=[.E10]-[.E9]" office:value-type="float" office:value="-0.0504897352067294">
            <text:p>-0.050</text:p>
          </table:table-cell>
          <table:table-cell table:formula="of:=[.B10]" office:value-type="float" office:value="0.5">
            <text:p>0.5</text:p>
          </table:table-cell>
          <table:table-cell table:formula="of:=[.I10]+[.J10]" office:value-type="float" office:value="1.36602540378444">
            <text:p>1.3660</text:p>
          </table:table-cell>
          <table:table-cell table:formula="of:=[.B10]" office:value-type="float" office:value="0.5">
            <text:p>0.5</text:p>
          </table:table-cell>
          <table:table-cell table:formula="of:=[.E10]" office:value-type="float" office:value="0.866025403784439">
            <text:p>0.8660</text:p>
          </table:table-cell>
        </table:table-row>
        <table:table-row table:style-name="ro1">
          <table:table-cell/>
          <table:table-cell office:value-type="float" office:value="0.6">
            <text:p>0.6</text:p>
          </table:table-cell>
          <table:table-cell table:formula="of:=POWER([.$C$2];2)-POWER([.B11];2)" office:value-type="float" office:value="0.64">
            <text:p>0.640</text:p>
          </table:table-cell>
          <table:table-cell table:formula="of:=[.C11]-[.C10]" office:value-type="float" office:value="-0.11">
            <text:p>-0.110</text:p>
          </table:table-cell>
          <table:table-cell table:formula="of:=SQRT([.C11])" office:value-type="float" office:value="0.8">
            <text:p>0.8000</text:p>
          </table:table-cell>
          <table:table-cell table:formula="of:=[.E11]-[.E10]" office:value-type="float" office:value="-0.0660254037844386">
            <text:p>-0.066</text:p>
          </table:table-cell>
          <table:table-cell table:formula="of:=[.B11]" office:value-type="float" office:value="0.6">
            <text:p>0.6</text:p>
          </table:table-cell>
          <table:table-cell table:formula="of:=[.I11]+[.J11]" office:value-type="float" office:value="1.4">
            <text:p>1.4000</text:p>
          </table:table-cell>
          <table:table-cell table:formula="of:=[.B11]" office:value-type="float" office:value="0.6">
            <text:p>0.6</text:p>
          </table:table-cell>
          <table:table-cell table:formula="of:=[.E11]" office:value-type="float" office:value="0.8">
            <text:p>0.8000</text:p>
          </table:table-cell>
        </table:table-row>
        <table:table-row table:style-name="ro1">
          <table:table-cell/>
          <table:table-cell office:value-type="float" office:value="0.7">
            <text:p>0.7</text:p>
          </table:table-cell>
          <table:table-cell table:formula="of:=POWER([.$C$2];2)-POWER([.B12];2)" office:value-type="float" office:value="0.51">
            <text:p>0.510</text:p>
          </table:table-cell>
          <table:table-cell table:formula="of:=[.C12]-[.C11]" office:value-type="float" office:value="-0.13">
            <text:p>-0.130</text:p>
          </table:table-cell>
          <table:table-cell table:formula="of:=SQRT([.C12])" office:value-type="float" office:value="0.714142842854285">
            <text:p>0.7141</text:p>
          </table:table-cell>
          <table:table-cell table:formula="of:=[.E12]-[.E11]" office:value-type="float" office:value="-0.0858571571457151">
            <text:p>-0.086</text:p>
          </table:table-cell>
          <table:table-cell table:formula="of:=[.B12]" office:value-type="float" office:value="0.7">
            <text:p>0.7</text:p>
          </table:table-cell>
          <table:table-cell table:formula="of:=[.I12]+[.J12]" office:value-type="float" office:value="1.41414284285429">
            <text:p>1.4141</text:p>
          </table:table-cell>
          <table:table-cell table:formula="of:=[.B12]" office:value-type="float" office:value="0.7">
            <text:p>0.7</text:p>
          </table:table-cell>
          <table:table-cell table:formula="of:=[.E12]" office:value-type="float" office:value="0.714142842854285">
            <text:p>0.7141</text:p>
          </table:table-cell>
        </table:table-row>
        <table:table-row table:style-name="ro1">
          <table:table-cell/>
          <table:table-cell office:value-type="float" office:value="0.8">
            <text:p>0.8</text:p>
          </table:table-cell>
          <table:table-cell table:formula="of:=POWER([.$C$2];2)-POWER([.B13];2)" office:value-type="float" office:value="0.36">
            <text:p>0.360</text:p>
          </table:table-cell>
          <table:table-cell table:formula="of:=[.C13]-[.C12]" office:value-type="float" office:value="-0.15">
            <text:p>-0.150</text:p>
          </table:table-cell>
          <table:table-cell table:formula="of:=SQRT([.C13])" office:value-type="float" office:value="0.6">
            <text:p>0.6000</text:p>
          </table:table-cell>
          <table:table-cell table:formula="of:=[.E13]-[.E12]" office:value-type="float" office:value="-0.114142842854285">
            <text:p>-0.114</text:p>
          </table:table-cell>
          <table:table-cell table:formula="of:=[.B13]" office:value-type="float" office:value="0.8">
            <text:p>0.8</text:p>
          </table:table-cell>
          <table:table-cell table:formula="of:=[.I13]+[.J13]" office:value-type="float" office:value="1.4">
            <text:p>1.4000</text:p>
          </table:table-cell>
          <table:table-cell table:formula="of:=[.B13]" office:value-type="float" office:value="0.8">
            <text:p>0.8</text:p>
          </table:table-cell>
          <table:table-cell table:formula="of:=[.E13]" office:value-type="float" office:value="0.6">
            <text:p>0.6000</text:p>
          </table:table-cell>
        </table:table-row>
        <table:table-row table:style-name="ro1">
          <table:table-cell/>
          <table:table-cell office:value-type="float" office:value="0.9">
            <text:p>0.9</text:p>
          </table:table-cell>
          <table:table-cell table:formula="of:=POWER([.$C$2];2)-POWER([.B14];2)" office:value-type="float" office:value="0.19">
            <text:p>0.190</text:p>
          </table:table-cell>
          <table:table-cell table:formula="of:=[.C14]-[.C13]" office:value-type="float" office:value="-0.17">
            <text:p>-0.170</text:p>
          </table:table-cell>
          <table:table-cell table:formula="of:=SQRT([.C14])" office:value-type="float" office:value="0.435889894354067">
            <text:p>0.4359</text:p>
          </table:table-cell>
          <table:table-cell table:formula="of:=[.E14]-[.E13]" office:value-type="float" office:value="-0.164110105645933">
            <text:p>-0.164</text:p>
          </table:table-cell>
          <table:table-cell table:formula="of:=[.B14]" office:value-type="float" office:value="0.9">
            <text:p>0.9</text:p>
          </table:table-cell>
          <table:table-cell table:formula="of:=[.I14]+[.J14]" office:value-type="float" office:value="1.33588989435407">
            <text:p>1.3359</text:p>
          </table:table-cell>
          <table:table-cell table:formula="of:=[.B14]" office:value-type="float" office:value="0.9">
            <text:p>0.9</text:p>
          </table:table-cell>
          <table:table-cell table:formula="of:=[.E14]" office:value-type="float" office:value="0.435889894354067">
            <text:p>0.4359</text:p>
          </table:table-cell>
        </table:table-row>
        <table:table-row table:style-name="ro1">
          <table:table-cell/>
          <table:table-cell office:value-type="float" office:value="1">
            <text:p>1.0</text:p>
          </table:table-cell>
          <table:table-cell table:formula="of:=POWER([.$C$2];2)-POWER([.B15];2)" office:value-type="float" office:value="0">
            <text:p>0.000</text:p>
          </table:table-cell>
          <table:table-cell table:formula="of:=[.C15]-[.C14]" office:value-type="float" office:value="-0.19">
            <text:p>-0.190</text:p>
          </table:table-cell>
          <table:table-cell table:formula="of:=SQRT([.C15])" office:value-type="float" office:value="0">
            <text:p>0.0000</text:p>
          </table:table-cell>
          <table:table-cell table:formula="of:=[.E15]-[.E14]" office:value-type="float" office:value="-0.435889894354067">
            <text:p>-0.436</text:p>
          </table:table-cell>
          <table:table-cell table:formula="of:=[.B15]" office:value-type="float" office:value="1">
            <text:p>1</text:p>
          </table:table-cell>
          <table:table-cell table:formula="of:=[.I15]+[.J15]" office:value-type="float" office:value="1">
            <text:p>1.0000</text:p>
          </table:table-cell>
          <table:table-cell table:formula="of:=[.B15]" office:value-type="float" office:value="1">
            <text:p>1</text:p>
          </table:table-cell>
          <table:table-cell table:formula="of:=[.E15]" office:value-type="float" office:value="0">
            <text:p>0.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5">2021/01/05</text:date>, <text:time>09:56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1-05T09:13:36.71</meta:creation-date>
    <dc:date>2021-01-05T09:56:10.69</dc:date>
    <dc:creator>iwabuchi ken</dc:creator>
    <meta:editing-duration>PT26M36S</meta:editing-duration>
    <meta:editing-cycles>2</meta:editing-cycles>
    <meta:generator>OpenOffice/4.1.3$Win32 OpenOffice.org_project/413m1$Build-9783</meta:generator>
    <meta:document-statistic meta:table-count="3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0">
      <style:chart-properties chart:display-label="true" chart:logarithmic="false" chart:minimum="0" chart:maximum="1.5" chart:origin="0" chart:interval-major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92cm" svg:height="9.42cm" xlink:href=".." xlink:type="simple" chart:class="chart:line" chart:style-name="ch1">
        <chart:legend chart:legend-position="end" svg:x="14.854cm" svg:y="4.398cm" style:legend-expansion="high" chart:style-name="ch2"/>
        <chart:plot-area chart:style-name="ch3" table:cell-range-address="Sheet1.G4:Sheet1.H15" chart:data-source-has-labels="both" svg:x="0.789cm" svg:y="0.887cm" svg:width="13.387cm" svg:height="7.337cm">
          <chartooo:coordinate-region svg:x="2.072cm" svg:y="0.887cm" svg:width="12.01cm" svg:height="6.664cm"/>
          <chart:axis chart:dimension="x" chart:name="primary-x" chart:style-name="ch4" chartooo:axis-type="auto">
            <chartooo:date-scale/>
            <chart:title svg:x="7.359cm" svg:y="8.413cm" chart:style-name="ch5">
              <text:p>x</text:p>
            </chart:title>
            <chart:categories table:cell-range-address="Sheet1.G5:Sheet1.G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5:Sheet1.H15" chart:label-cell-address="Sheet1.H4:Sheet1.H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 + y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G5:Sheet1.G15</svg:desc>
                </draw:g>
              </table:table-cell>
              <table:table-cell office:value-type="float" office:value="1">
                <text:p>1</text:p>
                <draw:g>
                  <svg:desc>Sheet1.H5:Sheet1.H15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.09498743710662">
                <text:p>1.09498743710662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.17979589711327">
                <text:p>1.1797958971132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.25393920141695">
                <text:p>1.2539392014169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.31651513899117">
                <text:p>1.3165151389911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.36602540378444">
                <text:p>1.3660254037844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.41414284285429">
                <text:p>1.4141428428542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.33588989435407">
                <text:p>1.3358898943540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